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100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Pictures/100000000000014A0000015D584B3F5A7677264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clean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4cm" fo:margin-left="-0.51cm" fo:margin-top="0cm" fo:margin-bottom="0cm" style:page-number="auto" table:align="left" style:writing-mode="lr-tb"/>
    </style:style>
    <style:style style:name="Table1.A" style:family="table-column">
      <style:table-column-properties style:column-width="18.004cm"/>
    </style:style>
    <style:style style:name="Table1.1" style:family="table-row">
      <style:table-row-properties style:min-row-height="21.772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Cronograma" style:family="table">
      <style:table-properties style:width="14.817cm" table:align="left" style:writing-mode="lr-tb"/>
    </style:style>
    <style:style style:name="Cronograma.A" style:family="table-column">
      <style:table-column-properties style:column-width="6.886cm"/>
    </style:style>
    <style:style style:name="Cronograma.B" style:family="table-column">
      <style:table-column-properties style:column-width="1.101cm"/>
    </style:style>
    <style:style style:name="Cronograma.C" style:family="table-column">
      <style:table-column-properties style:column-width="1.016cm"/>
    </style:style>
    <style:style style:name="Cronograma.D" style:family="table-column">
      <style:table-column-properties style:column-width="0.988cm"/>
    </style:style>
    <style:style style:name="Cronograma.E" style:family="table-column">
      <style:table-column-properties style:column-width="0.903cm"/>
    </style:style>
    <style:style style:name="Cronograma.A1" style:family="table-cell">
      <style:table-cell-properties fo:padding="0.097cm" fo:border-left="0.05pt solid #000000" fo:border-right="none" fo:border-top="0.05pt solid #000000" fo:border-bottom="0.05pt solid #000000"/>
    </style:style>
    <style:style style:name="Cronograma.I1" style:family="table-cell">
      <style:table-cell-properties fo:padding="0.097cm" fo:border="0.05pt solid #000000"/>
    </style:style>
    <style:style style:name="Cronograma.A2" style:family="table-cell">
      <style:table-cell-properties fo:padding="0.097cm" fo:border-left="0.05pt solid #000000" fo:border-right="none" fo:border-top="none" fo:border-bottom="0.05pt solid #000000"/>
    </style:style>
    <style:style style:name="Cronograma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45eaf0" officeooo:paragraph-rsid="0045eaf0" style:font-size-asian="12pt" style:font-name-complex="Arial1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47800b" officeooo:paragraph-rsid="0047800b" style:font-size-asian="12pt" style:font-name-complex="Arial1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weight="bold" officeooo:rsid="000eb6a5" officeooo:paragraph-rsid="000eb6a5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8.001cm"/>
        </style:tab-stops>
      </style:paragraph-properties>
      <style:text-properties style:font-name="Arial"/>
    </style:style>
    <style:style style:name="P12" style:family="paragraph" style:parent-style-name="Standard">
      <style:paragraph-properties fo:line-height="200%" fo:text-align="center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4df1c6" officeooo:paragraph-rsid="004df1c6" style:font-size-asian="12pt" style:font-name-complex="Arial1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size-asian="12pt" style:font-name-complex="Arial1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4fcbb4" officeooo:paragraph-rsid="004fcbb4" style:font-size-asian="12pt" style:font-name-complex="Ari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officeooo:rsid="004fcbb4" officeooo:paragraph-rsid="004fcbb4" style:font-size-asian="12pt" style:font-weight-asian="bold" style:font-name-complex="Arial1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officeooo:rsid="00516a12" officeooo:paragraph-rsid="00516a12" style:font-size-asian="12pt" style:font-weight-asian="bold" style:font-name-complex="Arial1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officeooo:rsid="004ea15d" officeooo:paragraph-rsid="004ea15d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49d176" style:letter-kerning="true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5a7863" style:font-size-asian="12pt" style:font-name-complex="Arial1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5d9b92" style:font-size-asian="12pt" style:font-name-complex="Arial1" style:font-size-complex="12pt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25" style:family="paragraph" style:parent-style-name="Standard" style:list-style-name="L4">
      <style:paragraph-properties fo:line-height="150%" fo:text-align="justify" style:justify-single-word="false"/>
      <style:text-properties style:font-name="Arial" fo:font-size="12pt" officeooo:paragraph-rsid="005f77d6" style:font-size-asian="12pt" style:font-name-complex="Arial1" style:font-size-complex="12pt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style:font-name="Arial" fo:font-size="12pt" officeooo:paragraph-rsid="002ae925" style:font-size-asian="12pt" style:font-name-complex="Arial1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61ee0c" style:font-size-asian="12pt" style:font-name-complex="Arial1" style:font-size-complex="12pt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Arial" fo:font-size="12pt" officeooo:rsid="0044d8e0" officeooo:paragraph-rsid="0044d8e0" style:font-size-asian="12pt" style:font-name-complex="Arial1" style:font-size-complex="12pt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font-name="Arial" fo:font-size="12pt" officeooo:rsid="0045eaf0" officeooo:paragraph-rsid="0045eaf0" style:font-size-asian="12pt" style:font-name-complex="Arial1" style:font-size-complex="12pt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style:font-name="Arial" fo:font-size="12pt" officeooo:rsid="0045eaf0" officeooo:paragraph-rsid="005f77d6" style:font-size-asian="12pt" style:font-name-complex="Arial1" style:font-size-complex="12pt"/>
    </style:style>
    <style:style style:name="P31" style:family="paragraph" style:parent-style-name="Standard" style:list-style-name="L4">
      <style:paragraph-properties fo:line-height="150%" fo:text-align="justify" style:justify-single-word="false"/>
      <style:text-properties style:font-name="Arial" fo:font-size="12pt" officeooo:rsid="002ae925" officeooo:paragraph-rsid="002ae925" style:font-size-asian="12pt" style:font-name-complex="Arial1" style:font-size-complex="12pt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047800b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officeooo:paragraph-rsid="0047800b"/>
    </style:style>
    <style:style style:name="P34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35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officeooo:paragraph-rsid="0057a765" style:letter-kerning="true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8c690" officeooo:paragraph-rsid="005ba3dc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8c690" officeooo:paragraph-rsid="0058c690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a7863" officeooo:paragraph-rsid="005a7863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ba3dc" officeooo:paragraph-rsid="005ba3dc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paragraph-rsid="005ba3dc" style:font-size-asian="12pt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paragraph-rsid="005827c9" style:font-size-asian="12pt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ba3dc" officeooo:paragraph-rsid="005cee7f" style:font-size-asian="12pt" style:font-size-complex="12pt"/>
    </style:style>
    <style:style style:name="P43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>
        <style:tab-stops/>
      </style:paragraph-properties>
      <style:text-properties style:font-name="ARIAL" fo:font-size="12pt" officeooo:paragraph-rsid="005827c9" style:font-size-asian="12pt" style:font-size-complex="12pt"/>
    </style:style>
    <style:style style:name="P44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officeooo:rsid="0047800b" style:font-size-asian="12pt" style:font-name-complex="Arial1" style:font-size-complex="12pt"/>
    </style:style>
    <style:style style:name="T3" style:family="text">
      <style:text-properties style:font-name="Arial" fo:font-style="italic" style:font-style-asian="italic"/>
    </style:style>
    <style:style style:name="T4" style:family="text">
      <style:text-properties officeooo:rsid="000eb6a5"/>
    </style:style>
    <style:style style:name="T5" style:family="text">
      <style:text-properties officeooo:rsid="001228a1"/>
    </style:style>
    <style:style style:name="T6" style:family="text">
      <style:text-properties officeooo:rsid="00170d31"/>
    </style:style>
    <style:style style:name="T7" style:family="text">
      <style:text-properties officeooo:rsid="00184f5f"/>
    </style:style>
    <style:style style:name="T8" style:family="text">
      <style:text-properties officeooo:rsid="001b7da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4f5f" style:font-weight-asian="bold" style:font-weight-complex="bold"/>
    </style:style>
    <style:style style:name="T11" style:family="text">
      <style:text-properties fo:font-weight="bold" officeooo:rsid="001f0ea9" style:font-weight-asian="bold" style:font-weight-complex="bold"/>
    </style:style>
    <style:style style:name="T12" style:family="text">
      <style:text-properties fo:font-weight="bold" officeooo:rsid="001ff0de" style:font-weight-asian="bold" style:font-weight-complex="bold"/>
    </style:style>
    <style:style style:name="T13" style:family="text">
      <style:text-properties fo:font-weight="bold" officeooo:rsid="0020dfd1" style:font-weight-asian="bold" style:font-weight-complex="bold"/>
    </style:style>
    <style:style style:name="T14" style:family="text">
      <style:text-properties fo:font-weight="bold" officeooo:rsid="0032eaf0" style:font-weight-asian="bold" style:font-weight-complex="bold"/>
    </style:style>
    <style:style style:name="T15" style:family="text">
      <style:text-properties fo:font-weight="bold" officeooo:rsid="005827c9" style:font-weight-asian="bold" style:font-weight-complex="bold"/>
    </style:style>
    <style:style style:name="T16" style:family="text">
      <style:text-properties officeooo:rsid="001e2afc"/>
    </style:style>
    <style:style style:name="T17" style:family="text">
      <style:text-properties fo:font-weight="normal" officeooo:rsid="001f0ea9" style:font-weight-asian="normal" style:font-weight-complex="normal"/>
    </style:style>
    <style:style style:name="T18" style:family="text">
      <style:text-properties fo:font-weight="normal" officeooo:rsid="001ff0de" style:font-weight-asian="normal" style:font-weight-complex="normal"/>
    </style:style>
    <style:style style:name="T19" style:family="text">
      <style:text-properties fo:font-weight="normal" officeooo:rsid="0020dfd1" style:font-weight-asian="normal" style:font-weight-complex="normal"/>
    </style:style>
    <style:style style:name="T20" style:family="text">
      <style:text-properties fo:font-weight="normal" officeooo:rsid="0021df82" style:font-weight-asian="normal" style:font-weight-complex="normal"/>
    </style:style>
    <style:style style:name="T21" style:family="text">
      <style:text-properties fo:font-weight="normal" officeooo:rsid="0022d64e" style:font-weight-asian="normal" style:font-weight-complex="normal"/>
    </style:style>
    <style:style style:name="T22" style:family="text">
      <style:text-properties fo:font-weight="normal" officeooo:rsid="0030f449" style:font-weight-asian="normal" style:font-weight-complex="normal"/>
    </style:style>
    <style:style style:name="T23" style:family="text">
      <style:text-properties fo:font-weight="normal" officeooo:rsid="0032eaf0" style:font-weight-asian="normal" style:font-weight-complex="normal"/>
    </style:style>
    <style:style style:name="T24" style:family="text">
      <style:text-properties fo:font-weight="normal" officeooo:rsid="0049d176" style:font-weight-asian="normal" style:font-weight-complex="normal"/>
    </style:style>
    <style:style style:name="T25" style:family="text">
      <style:text-properties fo:font-weight="normal" officeooo:rsid="004aef11" style:font-weight-asian="normal" style:font-weight-complex="normal"/>
    </style:style>
    <style:style style:name="T26" style:family="text">
      <style:text-properties fo:font-weight="normal" officeooo:rsid="005827c9" style:font-weight-asian="normal" style:font-weight-complex="normal"/>
    </style:style>
    <style:style style:name="T27" style:family="text">
      <style:text-properties fo:font-weight="normal" officeooo:rsid="00170d31" style:font-weight-asian="normal" style:font-weight-complex="normal"/>
    </style:style>
    <style:style style:name="T28" style:family="text">
      <style:text-properties fo:font-weight="normal" officeooo:rsid="0057a765" style:font-weight-asian="normal" style:font-weight-complex="normal"/>
    </style:style>
    <style:style style:name="T29" style:family="text">
      <style:text-properties fo:font-weight="normal" officeooo:rsid="0058c690" style:font-weight-asian="normal" style:font-weight-complex="normal"/>
    </style:style>
    <style:style style:name="T30" style:family="text">
      <style:text-properties fo:font-weight="normal" officeooo:rsid="005a7863" style:font-weight-asian="normal" style:font-weight-complex="normal"/>
    </style:style>
    <style:style style:name="T31" style:family="text">
      <style:text-properties fo:font-weight="normal" officeooo:rsid="005ba3dc" style:font-weight-asian="normal" style:font-weight-complex="normal"/>
    </style:style>
    <style:style style:name="T32" style:family="text">
      <style:text-properties officeooo:rsid="0020dfd1"/>
    </style:style>
    <style:style style:name="T33" style:family="text">
      <style:text-properties officeooo:rsid="002336ab"/>
    </style:style>
    <style:style style:name="T34" style:family="text">
      <style:text-properties officeooo:rsid="002a2201"/>
    </style:style>
    <style:style style:name="T35" style:family="text">
      <style:text-properties officeooo:rsid="002ae925"/>
    </style:style>
    <style:style style:name="T36" style:family="text">
      <style:text-properties officeooo:rsid="0030f449"/>
    </style:style>
    <style:style style:name="T37" style:family="text">
      <style:text-properties fo:font-style="italic" fo:font-weight="normal" officeooo:rsid="0039d606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normal" officeooo:rsid="0032eaf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36d8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4bc0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7e7a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9d60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b19e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b94e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40129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2326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a786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ba3d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cee7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d9b9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3751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officeooo:rsid="00336d86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9d606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normal" officeooo:rsid="005cee7f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cee7f" style:font-style-asian="normal" style:font-weight-asian="normal" style:font-name-complex="Arial1" style:font-style-complex="normal" style:font-weight-complex="normal"/>
    </style:style>
    <style:style style:name="T56" style:family="text">
      <style:text-properties fo:font-style="normal" style:text-underline-style="none" fo:font-weight="bold" officeooo:rsid="005cee7f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5cee7f" style:font-style-asian="normal" style:font-weight-asian="bold" style:font-name-complex="Arial1" style:font-style-complex="normal" style:font-weight-complex="bold"/>
    </style:style>
    <style:style style:name="T58" style:family="text">
      <style:text-properties officeooo:rsid="00444ba6"/>
    </style:style>
    <style:style style:name="T59" style:family="text">
      <style:text-properties officeooo:rsid="0045eaf0"/>
    </style:style>
    <style:style style:name="T60" style:family="text">
      <style:text-properties officeooo:rsid="005827c9"/>
    </style:style>
    <style:style style:name="T61" style:family="text">
      <style:text-properties style:text-underline-style="none" fo:font-weight="bold" style:font-weight-asian="bold" style:font-weight-complex="bold"/>
    </style:style>
    <style:style style:name="T62" style:family="text">
      <style:text-properties style:text-underline-style="none" fo:font-weight="bold" officeooo:rsid="005827c9" style:font-weight-asian="bold" style:font-weight-complex="bold"/>
    </style:style>
    <style:style style:name="T63" style:family="text">
      <style:text-properties style:text-underline-style="none" fo:font-weight="bold" officeooo:rsid="005ba3dc" style:font-weight-asian="bold" style:font-weight-complex="bold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style:text-underline-style="none" fo:font-weight="normal" officeooo:rsid="005827c9" style:font-weight-asian="normal" style:font-weight-complex="normal"/>
    </style:style>
    <style:style style:name="T66" style:family="text">
      <style:text-properties style:text-underline-style="none" fo:font-weight="normal" officeooo:rsid="005ba3dc" style:font-weight-asian="normal" style:font-weight-complex="normal"/>
    </style:style>
    <style:style style:name="T67" style:family="text">
      <style:text-properties style:font-name="arial1"/>
    </style:style>
    <style:style style:name="T68" style:family="text">
      <style:text-properties style:font-name="arial1" fo:font-weight="bold" style:font-weight-asian="bold" style:font-weight-complex="bold"/>
    </style:style>
    <style:style style:name="T69" style:family="text">
      <style:text-properties style:font-name="arial1" fo:font-weight="normal" officeooo:rsid="00184f5f" style:font-weight-asian="normal" style:font-weight-complex="normal"/>
    </style:style>
    <style:style style:name="T70" style:family="text">
      <style:text-properties style:font-name="arial1" fo:font-weight="normal" officeooo:rsid="005a7863" style:font-weight-asian="normal" style:font-weight-complex="normal"/>
    </style:style>
    <style:style style:name="T71" style:family="text">
      <style:text-properties style:font-name="arial1" fo:font-style="normal" fo:font-weight="normal" officeooo:rsid="00184f5f" style:font-style-asian="normal" style:font-weight-asian="normal" style:font-style-complex="normal" style:font-weight-complex="normal"/>
    </style:style>
    <style:style style:name="T72" style:family="text">
      <style:text-properties style:font-name="arial1" fo:font-style="normal" fo:font-weight="normal" officeooo:rsid="005a7863" style:font-style-asian="normal" style:font-weight-asian="normal" style:font-style-complex="normal" style:font-weight-complex="normal"/>
    </style:style>
    <style:style style:name="T73" style:family="text">
      <style:text-properties style:font-name="arial1" style:text-underline-style="none" fo:font-weight="normal" style:font-weight-asian="normal" style:font-weight-complex="normal"/>
    </style:style>
    <style:style style:name="T74" style:family="text">
      <style:text-properties style:font-name="arial1" style:text-underline-style="none" fo:font-weight="normal" officeooo:rsid="005ba3dc" style:font-weight-asian="normal" style:font-weight-complex="normal"/>
    </style:style>
    <style:style style:name="T75" style:family="text">
      <style:text-properties style:font-name="arial1" style:text-underline-style="none" fo:font-weight="bold" style:font-weight-asian="bold" style:font-weight-complex="bold"/>
    </style:style>
    <style:style style:name="T76" style:family="text">
      <style:text-properties style:font-name="ARIAL" style:text-underline-style="none" fo:font-weight="normal" officeooo:rsid="005827c9" style:font-weight-asian="normal" style:font-weight-complex="normal"/>
    </style:style>
    <style:style style:name="T77" style:family="text">
      <style:text-properties style:font-name="ARIAL" style:text-underline-style="none" fo:font-weight="normal" officeooo:rsid="0058c690" style:font-weight-asian="normal" style:font-weight-complex="normal"/>
    </style:style>
    <style:style style:name="T78" style:family="text">
      <style:text-properties style:font-name="ARIAL" style:text-underline-style="none" fo:font-weight="bold" officeooo:rsid="0058c690" style:font-weight-asian="bold" style:font-weight-complex="bold"/>
    </style:style>
    <style:style style:name="T79" style:family="text">
      <style:text-properties officeooo:rsid="0064dae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style:vertical-pos="top" style:vertical-rel="baseline" draw:ole-draw-aspect="1" draw:visible-area-width="5.007cm" draw:visible-area-height="5.007cm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bookmark-start text:name="_Toc68687390"/></text:p>
            <text:p text:style-name="P9">Utilização de Bancos em Dados em Grafos em Redes de Interação Proteína-Proteína</text:p>
            <text:p text:style-name="P1"/>
            <text:p text:style-name="P1"/>
            <text:p text:style-name="P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8"/>
            <text:p text:style-name="P8"/>
            <text:p text:style-name="P8"/>
            <text:p text:style-name="P8"/>
            <text:p text:style-name="P8"/>
            <text:p text:style-name="P9">Ricardo Medeiros da Costa <text:s/>Junior</text:p>
            <text:p text:style-name="P8">Proposta de Projeto</text:p>
            <text:p text:style-name="P8">em <text:span text:style-name="T4">Biologia Computacional e Sistêmica</text:span></text:p>
            <text:p text:style-name="P10"/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3"><text:span text:style-name="T3">CAMPUS Cornélio Procópio</text:span><text:span text:style-name="T1">, &lt;Mês, Ano</text:span><text:bookmark-end text:name="_Toc68687390"/><text:span text:style-name="T1">&gt;</text:span></text:p>
            <text:p text:style-name="P7"/>
          </table:table-cell>
        </table:table-row>
      </table:table>
      <text:h text:style-name="P34" text:outline-level="1"><text:soft-page-break/>1. Resumo </text:h>
      <text:p text:style-name="P3"/>
      <text:p text:style-name="P3"><text:tab/><text:span text:style-name="T5">Grafos estão por toda parte em bioinformática e frequentemente consistem em muitos vértices e arestas. Esses grafos geralmente estão armazenados em bancos de dados relacionais, os quais vem sem alvo de muitas pesquisas para otimizações de consultas. Com a ascensão dos bancos de dados NoSQL nos últimos anos, <text:s/>vem sendo discutido as vantagens em empregar essas tecnologias - principalmente bancos de dados em grafos – na bioinformática. Partindo dessa perspectiva, o objetivo desse trabalho é aplicar essas tecnologias de armazenamento em grafos em uma rede de interação proteína-proteína, cujo espera-se que seja possível obter mais performance para determinadas situações e aumentar a capacidade de predição de conhecimento por meio de técnicas provenientes da teoria dos grafos.</text:span></text:p>
      <text:h text:style-name="P34" text:outline-level="1"/>
      <text:h text:style-name="P34" text:outline-level="1">2. Introdução </text:h>
      <text:p text:style-name="P27"><text:tab/><text:span text:style-name="T6">A Teoria dos Grafos, desde que foi inventada no século XVIII por Leonhard Euler, vem contribuindo para o desenvolvimento da humanidade</text:span><text:span text:style-name="T27"> (W</text:span><text:span text:style-name="T28">IKIPÉDIA,</text:span><text:span text:style-name="T27"> 2015).</text:span><text:span text:style-name="T6"> De acordo com </text:span><text:span text:style-name="T27">Brugen (2014),</text:span><text:span text:style-name="T6"> a Teoria dos Grafos é aplicada em várias áreas da Ciência da Computação, tais como: desenvolvimento de chips, gerenciamento de redes, sistemas de recomendações e modelagem UML (Unified Modeling Language). Além disso, grafos são utilizados para resolver problemas de roteamento, lista de todas as rotas disponíveis entre cidades, encontrar o melhor caminho entre localizações, verificar distância, velocidade permitida, entre outros problemas. Outro exemplo de aplicação da Teoria dos Grafos são os algoritmos de busca na web. Estes algoritmos verificam a importância de um site pela quantidade de links direcionados para este site. </text:span><text:span text:style-name="T27">Goldenberg </text:span><text:span text:style-name="T29">et al (2010)</text:span><text:span text:style-name="T6"> afirma que redes de </text:span><text:soft-page-break/><text:span text:style-name="T6">relacionamento estruturadas em grafos são aplicadas em comunidades virtuais, por exemplo: Facebook, MySpace e Linkedin.</text:span></text:p>
      <text:p text:style-name="P22"><text:tab/><text:span text:style-name="T7"> De acordo com </text:span><text:span text:style-name="T69">Szklarczyk, Franceschini, Wyder, et al </text:span><text:span text:style-name="T70">(2015)</text:span><text:span text:style-name="T7">, para um completo entendimento de uma função de uma proteína, conhecimento sobre suas interações é um importante pré-requisito. O banco de dados STRING na sua versão 10.0 cobre mais de 2030 organismos, no qual cada um deles podem possuir centenas de milhares de interações proteína-proteína. Comparações realizadas por </text:span><text:span text:style-name="T30">Have e Jensen (2013),</text:span><text:span text:style-name="T7"> demostram que para determinadas consultas, um banco de dados em grafo demonstrou ser 2441 vezes mais rápido que um banco de dados relacional. </text:span><text:span text:style-name="T30">Robinson, Webber e Eifrem (2015)</text:span><text:span text:style-name="T7"> ressaltam que é possível predizer determinadas informações sobre dados armazenados em grafos, por meio de técnicas originadas na Teoria dos Grafos. </text:span><text:span text:style-name="T69">Szklarczyk, Franceschini, Wyder, et al </text:span><text:span text:style-name="T70">(2015)</text:span><text:span text:style-name="T10"> </text:span><text:span text:style-name="T7">afirmam que importantes interações armazenadas no banco de dados STRING são inferidos por algoritmos computacionais e que essas interações são importantes para entender uma função de uma proteína.</text:span></text:p>
      <text:p text:style-name="P3"><text:tab/><text:span text:style-name="T8">Este projeto de pesquisa propõe a utilização de um banco de dados em grafos <text:s/>em uma rede de relacionamentos entre proteína-proteína. Nas seções abaixo, apresenta-se a caracterização do problema, sua justificativa, objetivos gerais e específicos, revisão bibliográfica, metodologia, resultados e produtos esperados, e o cronograma de execução.</text:span></text:p>
      <text:h text:style-name="P34" text:outline-level="1">2.1 Caracterização do Problema </text:h>
      <text:p text:style-name="P3"><text:tab/><text:span text:style-name="T16">Redes de interação proteína-proteína auxiliam no entendimento de uma função de uma proteína. No entanto, armazenar essas associações em um arquitetura de banco de dados relacional pode prejudicar a performance na consulta de determinadas relações entre essas proteínas. <text:s/>Apesar de houver esforços como o Bio4j</text:span><text:span text:style-name="T11"> </text:span><text:span text:style-name="T17">para integrar informações sobre Bioinformática em uma plataforma única modelada em grafos, cujo disponibiliza dados providos de diferentes fontes, </text:span><text:soft-page-break/><text:span text:style-name="T18">facilitando o acesso do bioinformata as informações, Schrim</text:span><text:span text:style-name="T31">l et al (2012)</text:span><text:span text:style-name="T12"> </text:span><text:span text:style-name="T18">salienta que os bancos de dados em grafos ainda são pouco utilizados em Bioinformática.</text:span></text:p>
      <text:h text:style-name="P34" text:outline-level="1">2.2 Justificativa </text:h>
      <text:p text:style-name="P22"><text:tab/><text:span text:style-name="T32">A motivação para se utilizar banco de dados em grafos e algoritmos provindos <text:s/>da Teoria dos Grafos para redes de relacionamento proteína-proteína é justificável, pois como </text:span><text:span text:style-name="T30">Have e Jensen (2013)</text:span><text:span text:style-name="T13"> </text:span><text:span text:style-name="T19">demonstra</text:span><text:span text:style-name="T30">m</text:span><text:span text:style-name="T19">, para determinadas ocasiões, consultas em banco de dados em grafos podem exibir as informações com uma performance superior, em alguns casos, chegando a ser 2000 vezes mais rápido. </text:span></text:p>
      <text:p text:style-name="P22"><text:span text:style-name="T19"><text:tab/>Outro fator motivador para empregar essa forma de armazenamento, são que grande parte dos bancos de dados em grafos implementam - </text:span><text:span text:style-name="T20">ou facilitam a implementação (devido a estruturação dos dados em grafos) - </text:span><text:span text:style-name="T19"><text:s/>os algoritmos provenientes da Teoria dos Grafos. </text:span><text:span text:style-name="T20">Como apresenta</text:span><text:span text:style-name="T30">m</text:span><text:span text:style-name="T20"> </text:span><text:span text:style-name="T30">Robinson, Webber e Eifrem (2015)</text:span><text:span text:style-name="T20">, essas técnicas podem auxiliar a predição de informações, </text:span><text:span text:style-name="T21">essas predições podem</text:span><text:span text:style-name="T20"> auxiliar na compreensão de uma função de uma proteína, no caso das redes de interação proteína-proteína.</text:span></text:p>
      <text:h text:style-name="P34" text:outline-level="1">3. Objetivos Gerais e Específicos </text:h>
      <text:p text:style-name="P3"><text:tab/><text:span text:style-name="T33">O objetivo geral deste projeto é demonstrar que armazenando redes de relacionamentos proteína-proteína em bancos de dados em grafos é possível obter aumento de performance e capacidade de predição de informações sobre funções das proteínas. Para alcançar esse objetivo, será realizado os seguintes objetivos específicos:</text:span></text:p>
      <text:list xml:id="list3392996949147751558" text:style-name="L4">
        <text:list-item>
          <text:p text:style-name="P24"><text:span text:style-name="T34">Armazenar uma rede de relacionamentos proteína-proteína que possua massiva quantidade de dados em um banco de dados em grafos que implemente algoritmos de predição de conhecimento oriundos da Teoria dos Grafos, que serão previamente estudados;</text:span></text:p>
        </text:list-item>
        <text:list-item>
          <text:p text:style-name="P25"><text:soft-page-break/><text:span text:style-name="T34">Realizar estudos comparativos em relação a performance da execução de consultas do banco de dados em grafos gerado com um similar que está persistido em uma tecnologia de armazenamento relacional;</text:span></text:p>
        </text:list-item>
        <text:list-item>
          <text:p text:style-name="P26"><text:span text:style-name="T35">Determinar como será mensurado as novas predições encontradas no banco de dados em grafos, se as informações encontradas são útil para o domínio da Bioinformática; e,</text:span></text:p>
        </text:list-item>
        <text:list-item>
          <text:p text:style-name="P31">Comparar os resultados que se mostraram útil para o domínio da Bioinformática com resultados encontrados por meio das formas convencionais, que são utilizados atualmente. </text:p>
        </text:list-item>
      </text:list>
      <text:h text:style-name="P34" text:outline-level="1">4. Revisão Bibliográfica </text:h>
      <text:p text:style-name="P22"><text:tab/><text:span text:style-name="T36">A Teoria dos Grafos fornece técnicas que podem ser empregados em banco de dados em grafos. Segundo </text:span><text:span text:style-name="T30">Robinson, Webber e Eifrem (2015)</text:span><text:span text:style-name="T22">, é possível utilizar o algoritmo de Busca em Profundidade (Depth-First Search) para realizar a busca de determinado nó em um grafo. </text:span><text:span text:style-name="T31">Cormen et al (2002)</text:span><text:span text:style-name="T14"> </text:span><text:span text:style-name="T23">ressalta que </text:span><text:span text:style-name="T38">como o próprio nome sugere, a estratégia da Busca em Profundidade é procurar “mais fundo” sempre que possível. </text:span><text:span text:style-name="T39">Ao contrário da Busca em Profundidade, a Busca em Largura (Breadth-first search) explora o grafo um nível de cada ve</text:span><text:span text:style-name="T45">z</text:span><text:span text:style-name="T39"> (</text:span><text:span text:style-name="T47">ROBINSON, WEBBER e EIFREM, 2015</text:span><text:span text:style-name="T39">). De acordo com </text:span><text:span text:style-name="T49">Easley e Kleinberg (2010) </text:span><text:span text:style-name="T52"><text:s/></text:span><text:span text:style-name="T39">essa técnica busca do nó inicial até o nó final encontrando o nó mais próximo primeiro. </text:span><text:span text:style-name="T47">Robinson, Webber e Eifrem (2015) </text:span><text:span text:style-name="T40">afirma</text:span><text:span text:style-name="T47">m</text:span><text:span text:style-name="T40"> que a Busca em Largura é base para algoritmos clássicos em grafos, inclu</text:span><text:span text:style-name="T51">i</text:span><text:span text:style-name="T40">ndo o Dijkstra's Algorithm e o A* Algorithm que são utilizados em banco de dados em grafos para encontrar o caminho mais próximo entre dois nós.</text:span></text:p>
      <text:p text:style-name="P23"><text:span text:style-name="T40"><text:tab/></text:span><text:span text:style-name="T41">Além das funcionalidades elencadas, </text:span><text:span text:style-name="T47">Robinson, Webber e Eifrem (2015)</text:span><text:span text:style-name="T41"> salienta</text:span><text:span text:style-name="T48">m</text:span><text:span text:style-name="T41"> que algoritmos do tipo de Busca em Largura tem outras utilidades, como a predição de conhecimento em dados conectados. </text:span><text:span text:style-name="T42">Um exemplo disso é a </text:span><text:span text:style-name="T37">Triadic Closure</text:span><text:span text:style-name="T42">, no qual é uma propriedade das redes sociais que funcionam da seguinte </text:span><text:soft-page-break/><text:span text:style-name="T42">maneira: Se dois nós estão conectados por um terceiro nó, esses dois nós provavelmente irão se conectar no futuro (</text:span><text:span text:style-name="T49">EASLEY </text:span><text:span text:style-name="T50">e</text:span><text:span text:style-name="T49"> KLEINBERG, 2010</text:span><text:span text:style-name="T42">).</text:span></text:p>
      <text:p text:style-name="P22"><text:span text:style-name="T42"><text:tab/></text:span><text:span text:style-name="T43">Como é afirmado por </text:span><text:span text:style-name="T71">Szklarczyk, Franceschini, Wyder, et al </text:span><text:span text:style-name="T72">(2015),</text:span><text:span text:style-name="T43"> técnicas de predição são importantes formas de se obter conhecimento sobre uma função de uma proteína, além </text:span><text:span text:style-name="T44">das outras técnicas originadas na Teoria dos Grafos implementadas nos bancos de dados em grafos que são utilizadas para melhorar a performance nas consultas </text:span><text:span text:style-name="T46">se comparadas com os bancos de dados relacionais </text:span><text:span text:style-name="T44">(</text:span><text:span text:style-name="T47">HAVE e JENSEN, 2013</text:span><text:span text:style-name="T44">).</text:span></text:p>
      <text:h text:style-name="P34" text:outline-level="1">5. Metodologia</text:h>
      <text:p text:style-name="P3"><text:tab/><text:bookmark text:name="_GoBack"/><text:span text:style-name="T58">A metodologia a ser empregada neste projeto está descrita nas etapas abaixo:</text:span></text:p>
      <text:list xml:id="list6590414748601213301" text:style-name="L3">
        <text:list-item>
          <text:p text:style-name="P28">Estudo da bibliografia científica relativa a área da Teoria do Grafos e da tecnologia de armazenamento de dados em grafos. Este estudo visa obter um entendimento conceitual <text:s/>da área de pesquisa e das ferramentas disponíveis.</text:p>
        </text:list-item>
        <text:list-item>
          <text:p text:style-name="P28">Selecionar uma rede de relacionamentos proteína-proteína que satisfaça as neces<text:span text:style-name="T79">s</text:span>idades desse estudo. Ou seja, que possua grande quantidade de dados e que possua licença compatível para uso acadêmico.</text:p>
        </text:list-item>
        <text:list-item>
          <text:p text:style-name="P29">Definir métricas quantitativas para avaliar a performance das consultas no banco de dados em grafos comparadas com as consultas em banco de dados relacionais.</text:p>
        </text:list-item>
        <text:list-item>
          <text:p text:style-name="P28"><text:span text:style-name="T59">Realizar consultas comumente utilizadas para verificar as interações entre proteínas e comparar quantitativamente com as consultas realizadas em bancos de dados relacionais.</text:span></text:p>
        </text:list-item>
        <text:list-item>
          <text:p text:style-name="P29">Definir algoritmos de predição de conhecimento provenientes da Teoria dos Grafos afim de obter-se funções das proteínas.</text:p>
        </text:list-item>
        <text:list-item>
          <text:p text:style-name="P30">Definir métricas qualitativas para constatar se as predições encontradas tem valor conceitual para o domínio biológico.</text:p>
        </text:list-item>
        <text:list-item>
          <text:p text:style-name="P30"><text:soft-page-break/>Verificar qualitativamente se as predições descobertas por meio da aplicação dos algoritmos definidos anteriormente possuem valor conceitual para a área de conhecimento biológica.</text:p>
        </text:list-item>
      </text:list>
      <text:p text:style-name="P4"/>
      <text:h text:style-name="P34" text:outline-level="1">6. Resultados e/ ou produtos esperados </text:h>
      <text:p text:style-name="P5"><text:tab/>Como resultado e benefícios esperam-se:</text:p>
      <text:list xml:id="list900182728105456932" text:style-name="L1">
        <text:list-item>
          <text:p text:style-name="P32"><text:span text:style-name="T2">Do ponto de vista socioeconômico, espera-se entregar a sociedade um estudo comparativo no qual é demonstrado as vantagens em se utilizar banco de dados em grafos para armazenar dados de relacionamentos proteína-proteína;</text:span></text:p>
        </text:list-item>
      </text:list>
      <text:list xml:id="list2819122277121461114" text:style-name="L2">
        <text:list-item>
          <text:p text:style-name="P33"><text:span text:style-name="T2">Do ponto de vista técnico-científico, espera-se auxiliar pesquisadores que pretendem trabalhar com redes de relacionamento proteína-proteína os quais possam vir a ter dificuldades em performance ou que precisem de métodos para descobrir conhecimento nos dados persistidos.</text:span></text:p>
        </text:list-item>
      </text:list>
      <text:p text:style-name="P5"/>
      <text:h text:style-name="P34" text:outline-level="1">7. Cronograma </text:h>
      <text:p text:style-name="P6"><text:tab/><text:span text:style-name="T24">Abaixo está representado o cronograma previso para execução deste projeto em um prazo de 24 meses. Cada bloco representa três meses.</text:span></text:p>
      <text:p text:style-name="P21"><text:tab/></text:p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 table:number-columns-repeated="2"/>
        <table:table-column table:style-name="Cronograma.C"/>
        <table:table-column table:style-name="Cronograma.D"/>
        <table:table-column table:style-name="Cronograma.C"/>
        <table:table-row>
          <table:table-cell table:style-name="Cronograma.A1" office:value-type="string">
            <text:p text:style-name="P15"/>
          </table:table-cell>
          <table:table-cell table:style-name="Cronograma.A1" office:value-type="string">
            <text:p text:style-name="P20">1</text:p>
          </table:table-cell>
          <table:table-cell table:style-name="Cronograma.A1" office:value-type="string">
            <text:p text:style-name="P20">2</text:p>
          </table:table-cell>
          <table:table-cell table:style-name="Cronograma.A1" office:value-type="string">
            <text:p text:style-name="P20">3</text:p>
          </table:table-cell>
          <table:table-cell table:style-name="Cronograma.A1" office:value-type="string">
            <text:p text:style-name="P20">4</text:p>
          </table:table-cell>
          <table:table-cell table:style-name="Cronograma.A1" office:value-type="string">
            <text:p text:style-name="P20">5</text:p>
          </table:table-cell>
          <table:table-cell table:style-name="Cronograma.A1" office:value-type="string">
            <text:p text:style-name="P20">6</text:p>
          </table:table-cell>
          <table:table-cell table:style-name="Cronograma.A1" office:value-type="string">
            <text:p text:style-name="P20">7</text:p>
          </table:table-cell>
          <table:table-cell table:style-name="Cronograma.I1" office:value-type="string">
            <text:p text:style-name="P20">8</text:p>
          </table:table-cell>
        </table:table-row>
        <table:table-row>
          <table:table-cell table:style-name="Cronograma.A2" office:value-type="string">
            <text:p text:style-name="P14">Estudo da Literatura</text:p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4">Definição da rede de relacionamentos proteína-proteína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4">Definição de métricas quantitativas para comparar banco de dados em grafos e relacionais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4">Comparação de performance entre as duas arquiteturas de banco de <text:soft-page-break/>dados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4">Definição de algoritmos de predição de conhecimento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8">X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6">Definição de métricas qualitativas para avaliar as predições encontradas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8"/>
          </table:table-cell>
          <table:table-cell table:style-name="Cronograma.A2" office:value-type="string">
            <text:p text:style-name="P19">X</text:p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4">Avaliar as predições descobertas conforme as métricas definidas anteriormente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8"/>
          </table:table-cell>
          <table:table-cell table:style-name="Cronograma.A2" office:value-type="string">
            <text:p text:style-name="P19">X</text:p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P14">Escrita da dissertação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9"/>
          </table:table-cell>
          <table:table-cell table:style-name="Cronograma.A2" office:value-type="string">
            <text:p text:style-name="P19">X</text:p>
          </table:table-cell>
          <table:table-cell table:style-name="Cronograma.A2" office:value-type="string">
            <text:p text:style-name="P19">X</text:p>
          </table:table-cell>
          <table:table-cell table:style-name="Cronograma.A2" office:value-type="string">
            <text:p text:style-name="P18">X</text:p>
          </table:table-cell>
          <table:table-cell table:style-name="Cronograma.I2" office:value-type="string">
            <text:p text:style-name="P19">X</text:p>
          </table:table-cell>
        </table:table-row>
        <table:table-row>
          <table:table-cell table:style-name="Cronograma.A2" office:value-type="string">
            <text:p text:style-name="P14">Defesa</text:p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A2" office:value-type="string">
            <text:p text:style-name="P17"/>
          </table:table-cell>
          <table:table-cell table:style-name="Cronograma.I2" office:value-type="string">
            <text:p text:style-name="P19">X</text:p>
          </table:table-cell>
        </table:table-row>
      </table:table>
      <text:p text:style-name="P21"/>
      <text:p text:style-name="P6"><text:span text:style-name="T24"><text:tab/></text:span><text:span text:style-name="T25">Quanto aos riscos de às dificuldades, existem apenas aqueles inerentes a qualquer projeto de pesquisa e inovação tecnológica.</text:span></text:p>
      <text:h text:style-name="P35" text:outline-level="1">8. Referências Bibliográficas</text:h>
      <text:p text:style-name="P43"><text:span text:style-name="T60">BRUGGEN, R. V. </text:span><text:span text:style-name="T62">Learning Neo4j. </text:span><text:span text:style-name="T65">Packt Publishing Ltd., 35 Livery Street Birmingham B3 2PB, UK, 2014.</text:span></text:p>
      <text:p text:style-name="P40"><text:span text:style-name="T65"/></text:p>
      <text:p text:style-name="P40"><text:span text:style-name="T65">C</text:span><text:span text:style-name="T66">ORMEN, T. H. et al. </text:span><text:span text:style-name="T63">Algoritmos: </text:span><text:span text:style-name="T66">teoria e prática. Tradução da segunda edição Vandenberg D. de Souza. Rio de Janeiro: Elsevier, 2002.</text:span></text:p>
      <text:p text:style-name="P42"><text:span text:style-name="T55"/></text:p>
      <text:p text:style-name="P42"><text:span text:style-name="T55">EASLEY, D; KLEINBERG, J. </text:span><text:span text:style-name="T57">Networks, Crowds, and Markets:</text:span><text:span text:style-name="T55"> Reasoning About a Highly Connected World. Published by Cambridge University Press, 2010.</text:span></text:p>
      <text:p text:style-name="P42"><text:span text:style-name="T76"/></text:p>
      <text:p text:style-name="P42"><text:span text:style-name="T76">G</text:span><text:span text:style-name="T77">OLDENBERG, A. et al. </text:span><text:span text:style-name="T78">A survey of statisical network models. </text:span><text:span text:style-name="T77">Foundations and Trends in Mchine Learning, 2(2): 129-233, 2010.</text:span></text:p>
      <text:p text:style-name="P36"><text:span text:style-name="T64"/></text:p>
      <text:p text:style-name="P38"><text:span text:style-name="T64">HAVE, C. T; JENSEN, L. J. </text:span><text:span text:style-name="T61">Are graph databases ready for bioinformatics? </text:span><text:span text:style-name="T64">Bioinformatics Advance Access published. 2013.</text:span></text:p>
      <text:p text:style-name="P37"><text:span text:style-name="T64"><text:s/></text:span></text:p>
      <text:p text:style-name="P40"><text:span text:style-name="T66">ROBINSON, I; WEBBER, J; EIFREM, E. </text:span><text:span text:style-name="T63">Graph Databases: </text:span><text:span text:style-name="T66">new opportunities for connected data. Published by O'Reilly Media, 2015.</text:span></text:p>
      <text:p text:style-name="P40"><text:span text:style-name="T74"/></text:p>
      <text:p text:style-name="P39"><text:span text:style-name="T73">SCHRIML, L.M. et al. </text:span><text:span text:style-name="T75">Disease ontology:</text:span><text:span text:style-name="T73"> a backbone for disease semantic integration. Nucleic Acids Res., 40, D940-D946.</text:span></text:p>
      <text:p text:style-name="P39"><text:span text:style-name="T73"/></text:p>
      <text:p text:style-name="P40"><text:soft-page-break/><text:span text:style-name="T67">SZKLARCZYK, D; FRANCESCHINI, A; WYDER, S, et al. </text:span><text:span text:style-name="T68">STRING v10</text:span><text:span text:style-name="T67">: protein–protein interaction networks, integrated over the tree of life.Nucleic Acids Research. 2015.</text:span></text:p>
      <text:p text:style-name="P40"><text:span text:style-name="T67"/></text:p>
      <text:p text:style-name="P41"><text:span text:style-name="T26">TEORIA</text:span><text:span text:style-name="T60"> dos grafos</text:span>. In: <text:span text:style-name="T9">W</text:span><text:span text:style-name="T15">IKIPÉDIA</text:span>: a enciclopédia livre. Disponível em: &lt;<text:span text:style-name="T60">https://pt.wikipedia.org/wiki/Teoria_dos_grafos</text:span>&gt; Acesso em: <text:span text:style-name="T60">10</text:span> <text:span text:style-name="T60">dez</text:span> 20<text:span text:style-name="T60">15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clean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000000"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.212cm" loext:contextual-spacing="false" fo:text-align="justify" style:justify-single-word="false" fo:text-indent="2.501cm" style:auto-text-indent="false"/>
    </style:style>
    <style:style style:name="A-Item" style:family="paragraph" style:parent-style-name="Standard" style:default-outline-level="" style:list-style-name="WWNum5">
      <style:paragraph-properties fo:margin-top="0.212cm" fo:margin-bottom="0cm" loext:contextual-spacing="false" fo:text-align="justify" style:justify-single-word="false"/>
    </style:style>
    <style:style style:name="A-Artigo" style:family="paragraph" style:parent-style-name="Standard" style:default-outline-level="">
      <style:paragraph-properties fo:margin-left="1.651cm" fo:margin-right="0cm" fo:margin-top="0.423cm" fo:margin-bottom="0.212cm" loext:contextual-spacing="false" fo:text-align="justify" style:justify-single-word="false" fo:text-indent="-1.651cm" style:auto-text-indent="false"/>
      <style:text-properties style:font-name="Arial" fo:font-family="Arial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7ba4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61cm" fo:text-indent="-0.635cm" fo:margin-left="12.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88cm" fo:text-indent="-0.635cm" fo:margin-left="13.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77cm" fo:text-indent="-0.635cm" fo:margin-left="1.842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5.248cm" fo:text-indent="-0.635cm" fo:margin-left="4.6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883cm" fo:text-indent="-0.318cm" fo:margin-left="5.8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93cm" fo:text-indent="-0.318cm" fo:margin-left="9.6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963cm" fo:text-indent="-0.635cm" fo:margin-left="10.96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233cm" fo:text-indent="-0.635cm" fo:margin-left="12.2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503cm" fo:text-indent="-0.318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5.376cm" fo:text-indent="-1.27cm" fo:margin-left="5.3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65cm" fo:text-indent="-0.318cm" fo:margin-left="2.2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318cm" fo:margin-left="6.0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885cm" fo:text-indent="-0.318cm" fo:margin-left="9.8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443cm" fo:margin-top="0cm" fo:margin-bottom="0cm" table:align="center" style:writing-mode="lr-tb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9.403cm"/>
    </style:style>
    <style:style style:name="Tabela2.C" style:family="table-column">
      <style:table-column-properties style:column-width="4.099cm"/>
    </style:style>
    <style:style style:name="Tabela2.1" style:family="table-row">
      <style:table-row-properties style:min-row-height="2.6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vertical-pos="top" style:vertical-rel="baseline" draw:ole-draw-aspect="1" draw:visible-area-width="5.007cm" draw:visible-area-height="5.007cm"/>
    </style:style>
    <style:page-layout style:name="Mpm1">
      <style:page-layout-properties fo:page-width="21.59cm" fo:page-height="27.94cm" style:num-format="1" style:print-orientation="portrait" fo:margin-top="1.249cm" fo:margin-bottom="2.499cm" fo:margin-left="2.54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Standard"><draw:frame draw:style-name="Mfr1" draw:name="Picture 1" text:anchor-type="char" svg:x="0.275cm" svg:y="-2.14cm" svg:width="2.023cm" svg:height="2.418cm" draw:z-index="8"><draw:image xlink:href="Pictures/100000000000014A0000015D584B3F5A7677264D.png" xlink:type="simple" xlink:show="embed" xlink:actuate="onLoad"/><draw:contour-polygon svg:width="8.507cm" svg:height="8.901cm" svg:viewBox="0 0 8507 8901" draw:points="14,0 14,8901 8521,8901 8521,0" draw:recreate-on-edit="false"/></draw:frame></text:p>
            </table:table-cell>
            <table:table-cell table:style-name="Tabela2.A1" office:value-type="string">
              <text:p text:style-name="MP1"/>
              <text:h text:style-name="MP2" text:outline-level="1">Ministério da Educação</text:h>
              <text:p text:style-name="MP3">Universidade Tecnológica Federal do Paraná</text:p>
              <text:p text:style-name="MP3">Câmpus Cornélio Procópio</text:p>
              <text:p text:style-name="MP3">Diretoria de Pesquisa e Pós-Graduação</text:p>
              <text:p text:style-name="MP3">Programa de Pós-Graduação em Bioinformática</text:p>
              <text:p text:style-name="MP1"/>
            </table:table-cell>
            <table:table-cell table:style-name="Tabela2.C1" office:value-type="string">
              <text:p text:style-name="Standard"/>
              <text:p text:style-name="Standard"><draw:frame draw:style-name="Mfr2" draw:name="1" text:anchor-type="as-char" svg:width="3.717cm" svg:height="1.411cm" draw:z-index="17"><draw:object-ole xlink:href="./Obj100" xlink:type="simple" xlink:show="embed" xlink:actuate="onLoad"/><draw:image xlink:href="./ObjectReplacements/Obj100" xlink:type="simple" xlink:show="embed" xlink:actuate="onLoad"/></draw:frame></text:p>
              <text:p text:style-name="Standard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INSTITUCIONAL DE BOLSA DE INICIAÇÃO CIENTÍFICA</dc:title>
    <meta:initial-creator>Fabricio Martins Lopes</meta:initial-creator>
    <meta:editing-cycles>71</meta:editing-cycles>
    <meta:creation-date>2015-01-08T22:48:03.209691044</meta:creation-date>
    <meta:editing-duration>PT7H39M5S</meta:editing-duration>
    <meta:generator>LibreOffice/5.0.3.2$Linux_X86_64 LibreOffice_project/00m0$Build-2</meta:generator>
    <dc:date>2016-01-31T07:03:05.110530785</dc:date>
    <meta:document-statistic meta:table-count="3" meta:image-count="1" meta:object-count="1" meta:page-count="9" meta:paragraph-count="94" meta:word-count="1763" meta:character-count="11776" meta:non-whitespace-character-count="1008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